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2-19">00/00/0000</text:date>, <text:time style:data-style-name="N2" text:time-value="22:39:21.214170199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Jordan Hanson</meta:initial-creator>
    <meta:creation-date>2022-02-19T22:37:50</meta:creation-date>
    <dc:date>2022-02-19T22:39:57.616640242</dc:date>
    <meta:editing-duration>PT36S</meta:editing-duration>
    <meta:editing-cycles>1</meta:editing-cycles>
    <meta:document-statistic meta:table-count="1" meta:cell-count="117" meta:object-count="0"/>
  </office:meta>
</office:document-meta>
</file>